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117d22" officeooo:paragraph-rsid="00117d22"/>
    </style:style>
    <style:style style:name="T1" style:family="text">
      <style:text-properties officeooo:rsid="0011b7fb"/>
    </style:style>
    <style:style style:name="T2" style:family="text">
      <style:text-properties officeooo:rsid="00124c37"/>
    </style:style>
    <style:style style:name="T3" style:family="text">
      <style:text-properties officeooo:rsid="0013d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Nos últimos anos vem crescendo sem precedentes os estudos sobre Machine Learning<text:span text:style-name="T2">(ML)</text:span> e suas aplicações cada vez mais fazem parte do dia a dia das pessoas. <text:span text:style-name="T1">C</text:span>om esses estudos também surgem interesses por métodos que sejam interpretados <text:span text:style-name="T1">por humanos</text:span>, pois alguns métodos por suas complexidades nas aplicações se tornam pouco <text:span text:style-name="T1">ou não interpretáveis. As tomadas decisões no meio critico como na saúde e direito </text:span><text:span text:style-name="T2">exigem uma interpretação segura e com todas as sentenças da aplicação sejam explicáveis a ética de regras humanas.</text:span></text:p>
      <text:p text:style-name="P1"><text:tab/><text:span text:style-name="T2">As técnicas populares mais utilizadas e confiáveis pelos tomadores de decisão usam de classificação, árvore de decisão, </text:span><text:span text:style-name="T3">e listas de ações de decisão,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20:41:47.602000000</meta:creation-date>
    <dc:date>2021-02-08T18:05:27.921000000</dc:date>
    <meta:editing-duration>PT42M50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05" meta:character-count="670" meta:non-whitespace-character-count="564"/>
  </office:meta>
</office:document-meta>
</file>